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Poppins" svg:font-family="Poppins, sans-serif"/>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officeooo:rsid="000fb58d" officeooo:paragraph-rsid="000fb58d"/>
    </style:style>
    <style:style style:name="P2" style:family="paragraph" style:parent-style-name="Standard">
      <style:paragraph-properties fo:text-align="center" style:justify-single-word="false"/>
      <style:text-properties officeooo:rsid="000fb58d" officeooo:paragraph-rsid="000fb58d"/>
    </style:style>
    <style:style style:name="P3" style:family="paragraph" style:parent-style-name="Standard">
      <style:text-properties officeooo:rsid="001057af" officeooo:paragraph-rsid="001057af"/>
    </style:style>
    <style:style style:name="P4" style:family="paragraph" style:parent-style-name="Standard">
      <style:text-properties officeooo:rsid="001057af" officeooo:paragraph-rsid="001b2f86"/>
    </style:style>
    <style:style style:name="P5" style:family="paragraph" style:parent-style-name="Standard">
      <style:paragraph-properties fo:text-align="center" style:justify-single-word="false"/>
      <style:text-properties officeooo:rsid="001057af" officeooo:paragraph-rsid="001057af"/>
    </style:style>
    <style:style style:name="P6" style:family="paragraph" style:parent-style-name="Standard">
      <style:paragraph-properties fo:text-align="center" style:justify-single-word="false" fo:break-before="page"/>
      <style:text-properties officeooo:rsid="001057af" officeooo:paragraph-rsid="001057af"/>
    </style:style>
    <style:style style:name="P7" style:family="paragraph" style:parent-style-name="Standard">
      <style:paragraph-properties fo:margin-left="0in" fo:margin-right="0in" fo:orphans="2" fo:widows="2" fo:text-indent="0in" style:auto-text-indent="false"/>
      <style:text-properties fo:font-variant="normal" fo:text-transform="none" fo:color="#000000" loext:opacity="100%" style:font-name="Poppins" fo:font-size="8pt" fo:letter-spacing="normal" fo:font-style="normal" fo:font-weight="normal" style:font-name-asian="Poppins" style:font-style-asian="normal" style:font-weight-asian="normal" style:font-name-complex="Poppins" style:font-style-complex="normal" style:font-weight-complex="normal"/>
    </style:style>
    <style:style style:name="P8" style:family="paragraph" style:parent-style-name="Standard">
      <style:text-properties officeooo:paragraph-rsid="001057af"/>
    </style:style>
    <style:style style:name="P9" style:family="paragraph" style:parent-style-name="Standard">
      <style:text-properties officeooo:rsid="0011fbb3" officeooo:paragraph-rsid="0011fbb3"/>
    </style:style>
    <style:style style:name="P10" style:family="paragraph" style:parent-style-name="Standard">
      <style:text-properties officeooo:rsid="0011fbb3" officeooo:paragraph-rsid="00131139"/>
    </style:style>
    <style:style style:name="P11" style:family="paragraph" style:parent-style-name="Standard">
      <style:text-properties officeooo:rsid="00131139" officeooo:paragraph-rsid="00131139"/>
    </style:style>
    <style:style style:name="P12" style:family="paragraph" style:parent-style-name="Standard">
      <style:paragraph-properties fo:margin-left="0.25in" fo:margin-right="0in" fo:text-indent="0in" style:auto-text-indent="false"/>
      <style:text-properties officeooo:rsid="00131139" officeooo:paragraph-rsid="00131139"/>
    </style:style>
    <style:style style:name="P13" style:family="paragraph" style:parent-style-name="Standard">
      <style:paragraph-properties fo:text-align="center" style:justify-single-word="false"/>
      <style:text-properties officeooo:rsid="00131139" officeooo:paragraph-rsid="00131139"/>
    </style:style>
    <style:style style:name="P14" style:family="paragraph" style:parent-style-name="Standard">
      <style:text-properties officeooo:rsid="00142f3b" officeooo:paragraph-rsid="00142f3b"/>
    </style:style>
    <style:style style:name="P15" style:family="paragraph" style:parent-style-name="Standard">
      <style:text-properties officeooo:rsid="00177c88" officeooo:paragraph-rsid="00177c88"/>
    </style:style>
    <style:style style:name="P16" style:family="paragraph" style:parent-style-name="Standard">
      <style:text-properties officeooo:rsid="00192953" officeooo:paragraph-rsid="00192953"/>
    </style:style>
    <style:style style:name="P17" style:family="paragraph" style:parent-style-name="Standard">
      <style:paragraph-properties fo:text-align="center" style:justify-single-word="false" fo:break-before="page"/>
      <style:text-properties officeooo:rsid="00192953" officeooo:paragraph-rsid="00192953"/>
    </style:style>
    <style:style style:name="P18" style:family="paragraph" style:parent-style-name="Standard">
      <style:text-properties officeooo:rsid="001ade00" officeooo:paragraph-rsid="001ade00"/>
    </style:style>
    <style:style style:name="P19" style:family="paragraph" style:parent-style-name="Standard">
      <style:paragraph-properties fo:margin-left="0.25in" fo:margin-right="0in" fo:text-indent="0in" style:auto-text-indent="false"/>
      <style:text-properties officeooo:rsid="001ade00" officeooo:paragraph-rsid="001ade00"/>
    </style:style>
    <style:style style:name="P20" style:family="paragraph" style:parent-style-name="Standard">
      <style:text-properties officeooo:rsid="001b2f86" officeooo:paragraph-rsid="001b2f86"/>
    </style:style>
    <style:style style:name="P21" style:family="paragraph" style:parent-style-name="Standard">
      <style:paragraph-properties fo:text-align="center" style:justify-single-word="false"/>
      <style:text-properties officeooo:rsid="001b2f86" officeooo:paragraph-rsid="001b2f86"/>
    </style:style>
    <style:style style:name="P22" style:family="paragraph" style:parent-style-name="Standard">
      <style:text-properties officeooo:rsid="001cc037" officeooo:paragraph-rsid="001cc037"/>
    </style:style>
    <style:style style:name="P23" style:family="paragraph" style:parent-style-name="Standard">
      <style:text-properties officeooo:rsid="001d6ff1" officeooo:paragraph-rsid="001d6ff1"/>
    </style:style>
    <style:style style:name="P24" style:family="paragraph" style:parent-style-name="Standard">
      <style:paragraph-properties fo:margin-left="0.25in" fo:margin-right="0in" fo:text-indent="0in" style:auto-text-indent="false"/>
      <style:text-properties officeooo:rsid="001d6ff1" officeooo:paragraph-rsid="001d6ff1"/>
    </style:style>
    <style:style style:name="P25" style:family="paragraph" style:parent-style-name="Standard">
      <style:paragraph-properties fo:text-align="center" style:justify-single-word="false" fo:break-before="page"/>
      <style:text-properties officeooo:rsid="001d6ff1" officeooo:paragraph-rsid="001d6ff1"/>
    </style:style>
    <style:style style:name="P26" style:family="paragraph" style:parent-style-name="Standard">
      <style:text-properties officeooo:rsid="001f3a2f" officeooo:paragraph-rsid="001f3a2f"/>
    </style:style>
    <style:style style:name="P27" style:family="paragraph" style:parent-style-name="Standard">
      <style:text-properties officeooo:rsid="00201aa4" officeooo:paragraph-rsid="00201aa4"/>
    </style:style>
    <style:style style:name="P28" style:family="paragraph" style:parent-style-name="Standard">
      <style:paragraph-properties fo:margin-left="0.25in" fo:margin-right="0in" fo:text-indent="0in" style:auto-text-indent="false"/>
      <style:text-properties officeooo:rsid="00201aa4" officeooo:paragraph-rsid="00201aa4"/>
    </style:style>
    <style:style style:name="P29" style:family="paragraph" style:parent-style-name="Standard">
      <style:text-properties officeooo:rsid="0021ae9b" officeooo:paragraph-rsid="0021ae9b"/>
    </style:style>
    <style:style style:name="P30" style:family="paragraph" style:parent-style-name="Standard">
      <style:text-properties officeooo:rsid="00232148" officeooo:paragraph-rsid="00232148"/>
    </style:style>
    <style:style style:name="P31" style:family="paragraph" style:parent-style-name="Standard">
      <style:paragraph-properties fo:text-align="center" style:justify-single-word="false" fo:break-before="page"/>
      <style:text-properties officeooo:rsid="00232148" officeooo:paragraph-rsid="00232148"/>
    </style:style>
    <style:style style:name="P32" style:family="paragraph" style:parent-style-name="Standard">
      <style:text-properties fo:font-weight="normal" officeooo:rsid="001d6ff1" officeooo:paragraph-rsid="001d6ff1" style:font-weight-asian="normal" style:font-weight-complex="normal"/>
    </style:style>
    <style:style style:name="P33" style:family="paragraph" style:parent-style-name="Standard">
      <style:text-properties officeooo:rsid="0024462e" officeooo:paragraph-rsid="0024462e"/>
    </style:style>
    <style:style style:name="P34" style:family="paragraph" style:parent-style-name="Standard">
      <style:paragraph-properties fo:text-align="start" style:justify-single-word="false"/>
      <style:text-properties officeooo:rsid="0024462e" officeooo:paragraph-rsid="0024462e"/>
    </style:style>
    <style:style style:name="P35" style:family="paragraph" style:parent-style-name="Standard">
      <style:text-properties officeooo:rsid="0025a28d" officeooo:paragraph-rsid="0025a28d"/>
    </style:style>
    <style:style style:name="P36" style:family="paragraph" style:parent-style-name="Standard">
      <style:text-properties officeooo:rsid="002728b7" officeooo:paragraph-rsid="002728b7"/>
    </style:style>
    <style:style style:name="P37" style:family="paragraph" style:parent-style-name="Standard">
      <style:paragraph-properties fo:margin-left="0.25in" fo:margin-right="0in" fo:text-indent="0in" style:auto-text-indent="false"/>
      <style:text-properties officeooo:rsid="002728b7" officeooo:paragraph-rsid="002728b7"/>
    </style:style>
    <style:style style:name="P38" style:family="paragraph" style:parent-style-name="Standard">
      <style:paragraph-properties fo:text-align="start" style:justify-single-word="false"/>
      <style:text-properties officeooo:rsid="00290b3d" officeooo:paragraph-rsid="00290b3d"/>
    </style:style>
    <style:style style:name="P39" style:family="paragraph" style:parent-style-name="Standard">
      <style:paragraph-properties fo:margin-left="0.25in" fo:margin-right="0in" fo:text-align="start" style:justify-single-word="false" fo:text-indent="0in" style:auto-text-indent="false"/>
      <style:text-properties officeooo:rsid="00290b3d" officeooo:paragraph-rsid="00290b3d"/>
    </style:style>
    <style:style style:name="P40" style:family="paragraph" style:parent-style-name="Standard">
      <style:paragraph-properties fo:margin-left="0.25in" fo:margin-right="0in" fo:text-indent="0in" style:auto-text-indent="false"/>
      <style:text-properties officeooo:rsid="00290b3d" officeooo:paragraph-rsid="00290b3d"/>
    </style:style>
    <style:style style:name="P41" style:family="paragraph" style:parent-style-name="Standard">
      <style:paragraph-properties fo:margin-left="0.25in" fo:margin-right="0in" fo:text-indent="0in" style:auto-text-indent="false"/>
      <style:text-properties officeooo:rsid="00293305" officeooo:paragraph-rsid="00293305"/>
    </style:style>
    <style:style style:name="P42" style:family="paragraph" style:parent-style-name="Standard">
      <style:paragraph-properties fo:margin-left="0.25in" fo:margin-right="0in" fo:text-indent="0in" style:auto-text-indent="false"/>
      <style:text-properties officeooo:rsid="002968c1" officeooo:paragraph-rsid="002968c1"/>
    </style:style>
    <style:style style:name="P43" style:family="paragraph" style:parent-style-name="Standard">
      <style:paragraph-properties fo:margin-left="0.25in" fo:margin-right="0in" fo:text-indent="0in" style:auto-text-indent="false"/>
      <style:text-properties officeooo:rsid="00293305" officeooo:paragraph-rsid="00293305"/>
    </style:style>
    <style:style style:name="P44" style:family="paragraph" style:parent-style-name="Standard">
      <style:paragraph-properties fo:margin-left="0.25in" fo:margin-right="0in" fo:text-indent="0in" style:auto-text-indent="false"/>
      <style:text-properties officeooo:rsid="002a368d" officeooo:paragraph-rsid="002a368d"/>
    </style:style>
    <style:style style:name="T1" style:family="text">
      <style:text-properties officeooo:rsid="001057af"/>
    </style:style>
    <style:style style:name="T2" style:family="text">
      <style:text-properties officeooo:rsid="0011fbb3"/>
    </style:style>
    <style:style style:name="T3" style:family="text">
      <style:text-properties officeooo:rsid="00131139"/>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290b3d" style:font-style-asian="normal" style:font-weight-asian="normal" style:font-style-complex="normal" style:font-weight-complex="normal"/>
    </style:style>
    <style:style style:name="T9" style:family="text">
      <style:text-properties officeooo:rsid="00142f3b"/>
    </style:style>
    <style:style style:name="T10" style:family="text">
      <style:text-properties fo:font-weight="bold" style:font-weight-asian="bold" style:font-weight-complex="bold"/>
    </style:style>
    <style:style style:name="T11" style:family="text">
      <style:text-properties officeooo:rsid="001b2f86"/>
    </style:style>
    <style:style style:name="T12" style:family="text">
      <style:text-properties officeooo:rsid="001cc037"/>
    </style:style>
    <style:style style:name="T13" style:family="text">
      <style:text-properties fo:font-weight="normal" style:font-weight-asian="normal" style:font-weight-complex="normal"/>
    </style:style>
    <style:style style:name="T14" style:family="text">
      <style:text-properties officeooo:rsid="001f3a2f"/>
    </style:style>
    <style:style style:name="T15" style:family="text">
      <style:text-properties officeooo:rsid="00201aa4"/>
    </style:style>
    <style:style style:name="T16" style:family="text">
      <style:text-properties officeooo:rsid="002728b7"/>
    </style:style>
    <style:style style:name="T17" style:family="text">
      <style:text-properties officeooo:rsid="00290b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I “Photography” Resources</text:p>
      <text:p text:style-name="P1"/>
      <text:p text:style-name="P3">Note: One thing I’ve noticed is that it seems that AI is limited to low resolution images. <text:s/>Perhaps 1024x1024 at max?</text:p>
      <text:p text:style-name="P11">A high end graphics card sounds <text:span text:style-name="T4">essential / important</text:span><text:span text:style-name="T6"> perhaps with 12 GB VRAM or more.</text:span></text:p>
      <text:p text:style-name="P3"/>
      <text:p text:style-name="P15"><text:span text:style-name="T12">Easy Diffusion - </text:span>One click Stable Diffusion install (no dependencies or technical knowledge needed) <text:a xlink:type="simple" xlink:href="https://stable-diffusion-ui.github.io/" text:style-name="Internet_20_link" text:visited-style-name="Visited_20_Internet_20_Link"><text:span text:style-name="T1">https://stable-diffusion-ui.github.io/</text:span></text:a></text:p>
      <text:p text:style-name="P3"/>
      <text:p text:style-name="P3"/>
      <text:p text:style-name="P1">This might be the best place to start?</text:p>
      <text:p text:style-name="P1">How to install Stable Diffusion on Windows (AUTOMATIC1111)</text:p>
      <text:p text:style-name="P1"><text:a xlink:type="simple" xlink:href="https://stable-diffusion-art.com/install-windows/" text:style-name="Internet_20_link" text:visited-style-name="Visited_20_Internet_20_Link">https://stable-diffusion-art.com/install-windows/</text:a> </text:p>
      <text:p text:style-name="P1"/>
      <text:p text:style-name="P22">Browser interface based on Gradio library for Stable Diffusion</text:p>
      <text:p text:style-name="P1"><text:a xlink:type="simple" xlink:href="https://github.com/AUTOMATIC1111/stable-diffusion-webui" text:style-name="Internet_20_link" text:visited-style-name="Visited_20_Internet_20_Link">https://github.com/AUTOMATIC1111/stable-diffusion-webui</text:a> </text:p>
      <text:p text:style-name="P1"/>
      <text:p text:style-name="P1"><text:a xlink:type="simple" xlink:href="https://github.com/TheLastBen/fast-stable-diffusion" text:style-name="Internet_20_link" text:visited-style-name="Visited_20_Internet_20_Link">https://github.com/TheLastBen/fast-stable-diffusion</text:a> </text:p>
      <text:p text:style-name="P1"/>
      <text:p text:style-name="P1"><text:a xlink:type="simple" xlink:href="https://github.com/camenduru/stable-diffusion-webui-colab" text:style-name="Internet_20_link" text:visited-style-name="Visited_20_Internet_20_Link">https://github.com/camenduru/stable-diffusion-webui-colab</text:a> </text:p>
      <text:p text:style-name="P1"/>
      <text:p text:style-name="P1"/>
      <text:p text:style-name="P1">Controlnet for Stable Diffusion with instructions on how to install.</text:p>
      <text:p text:style-name="P1"><text:a xlink:type="simple" xlink:href="https://github.com/Mikubill/sd-webui-controlnet" text:style-name="Internet_20_link" text:visited-style-name="Visited_20_Internet_20_Link">https://github.com/Mikubill/sd-webui-controlnet</text:a> </text:p>
      <text:p text:style-name="P1"/>
      <text:p text:style-name="P3">CivitAI - <text:a xlink:type="simple" xlink:href="https://civitai.com/" text:style-name="Internet_20_link" text:visited-style-name="Visited_20_Internet_20_Link">https://civitai.com/</text:a> - articles, examples, models</text:p>
      <text:p text:style-name="P3"/>
      <text:p text:style-name="P3"/>
      <text:p text:style-name="P1">TalmendoXL - SDXL Uncensored Full Model</text:p>
      <text:p text:style-name="P1"><text:a xlink:type="simple" xlink:href="https://civitai.com/models/119202/talmendoxl-sdxl-uncensored-full-model" text:style-name="Internet_20_link" text:visited-style-name="Visited_20_Internet_20_Link">https://civitai.com/models/119202/talmendoxl-sdxl-uncensored-full-model</text:a> </text:p>
      <text:p text:style-name="P1"/>
      <text:p text:style-name="P1">The Most Complete Guide to Stable Diffusion Parameters</text:p>
      <text:p text:style-name="P1"><text:a xlink:type="simple" xlink:href="https://blog.openart.ai/2023/02/13/the-most-complete-guide-to-stable-diffusion-parameters/" text:style-name="Internet_20_link" text:visited-style-name="Visited_20_Internet_20_Link">https://blog.openart.ai/2023/02/13/the-most-complete-guide-to-stable-diffusion-parameters/</text:a> </text:p>
      <text:p text:style-name="P1"/>
      <text:p text:style-name="P1">Stable Diffusion 1.5 - Art style Cheat Sheet</text:p>
      <text:p text:style-name="P1"><text:a xlink:type="simple" xlink:href="https://supagruen.github.io/StableDiffusion-CheatSheet/" text:style-name="Internet_20_link" text:visited-style-name="Visited_20_Internet_20_Link">https://supagruen.github.io/StableDiffusion-CheatSheet/</text:a> </text:p>
      <text:p text:style-name="P1"/>
      <text:p text:style-name="P1">After Detailer (adetailer): Fix faces automatically</text:p>
      <text:p text:style-name="P1"><text:a xlink:type="simple" xlink:href="https://stable-diffusion-art.com/adetailer/" text:style-name="Internet_20_link" text:visited-style-name="Visited_20_Internet_20_Link">https://stable-diffusion-art.com/adetailer/</text:a> </text:p>
      <text:p text:style-name="P1"/>
      <text:p text:style-name="P3">“Intro to LoRA Models: What, Where, and How with Stable Diffusion”</text:p>
      <text:p text:style-name="P3"><text:s/><text:a xlink:type="simple" xlink:href="https://www.youtube.com/watch?v=ZHVdNeHZPdc" text:style-name="Internet_20_link" text:visited-style-name="Visited_20_Internet_20_Link">https://www.youtube.com/watch?v=ZHVdNeHZPdc</text:a> </text:p>
      <text:p text:style-name="P3"/>
      <text:p text:style-name="P3">“Stable Diffusion doesn't have to be complicated” <text:span text:style-name="T3">(Beginner Guide)</text:span></text:p>
      <text:p text:style-name="P3"><text:a xlink:type="simple" xlink:href="https://youtu.be/K0w_bqkZLEM" text:style-name="Internet_20_link" text:visited-style-name="Visited_20_Internet_20_Link">https://youtu.be/K0w_bqkZLEM</text:a></text:p>
      <text:p text:style-name="P3"><text:soft-page-break/></text:p>
      <text:p text:style-name="P3">How to Set Up ControlNet in Stable Diffusion Web UI</text:p>
      <text:p text:style-name="P3"><text:a xlink:type="simple" xlink:href="https://onceuponanalgorithm.org/tutorial-how-to-set-up-controlnet-in-stable-diffusion-web-ui/" text:style-name="Internet_20_link" text:visited-style-name="Visited_20_Internet_20_Link">https://onceuponanalgorithm.org/tutorial-how-to-set-up-controlnet-in-stable-diffusion-web-ui/</text:a> </text:p>
      <text:p text:style-name="P3"/>
      <text:p text:style-name="P29">Some discussion of the lack of documentation (of AUTOMATIC1111):</text:p>
      <text:p text:style-name="P29"><text:a xlink:type="simple" xlink:href="https://www.reddit.com/r/StableDiffusion/comments/zyvo6p/is_there_any_documentation_for_automatic1111_webui/" text:style-name="Internet_20_link" text:visited-style-name="Visited_20_Internet_20_Link">https://www.reddit.com/r/StableDiffusion/comments/zyvo6p/is_there_any_documentation_for_automatic1111_webui/</text:a> </text:p>
      <text:p text:style-name="P1"/>
      <text:p text:style-name="P1"><text:a xlink:type="simple" xlink:href="https://tensor.art/" text:style-name="Internet_20_link" text:visited-style-name="Visited_20_Internet_20_Link">https://tensor.art/</text:a> - <text:span text:style-name="T2">models?</text:span></text:p>
      <text:p text:style-name="P1"/>
      <text:p text:style-name="P1">Top 10 Best Stable Diffusion Models You might want to Try</text:p>
      <text:p text:style-name="P1"><text:a xlink:type="simple" xlink:href="https://softwarekeep.com/help-center/best-stable-diffusion-models-to-try" text:style-name="Internet_20_link" text:visited-style-name="Visited_20_Internet_20_Link">https://softwarekeep.com/help-center/best-stable-diffusion-models-to-try</text:a> </text:p>
      <text:p text:style-name="P1"/>
      <text:p text:style-name="P1">The 10 Best Stable Diffusion Models by Popularity (SD Models Explained)</text:p>
      <text:p text:style-name="P1"><text:a xlink:type="simple" xlink:href="https://aituts.com/models/" text:style-name="Internet_20_link" text:visited-style-name="Visited_20_Internet_20_Link">https://aituts.com/models/</text:a> </text:p>
      <text:p text:style-name="P1"/>
      <text:p text:style-name="P21">Online Free Usage Sites</text:p>
      <text:p text:style-name="P20"/>
      <text:p text:style-name="P20"><text:a xlink:type="simple" xlink:href="https://huggingface.co/spaces/runwayml/stable-diffusion-v1-5" text:style-name="Internet_20_link" text:visited-style-name="Visited_20_Internet_20_Link">https://huggingface.co/spaces/runwayml/stable-diffusion-v1-5</text:a> (won’t permit nudes) – very fast and crappy results</text:p>
      <text:p text:style-name="P20"/>
      <text:p text:style-name="P4"><text:a xlink:type="simple" xlink:href="https://www.mage.space/" text:style-name="Internet_20_link" text:visited-style-name="Visited_20_Internet_20_Link">https://www.mage.space/</text:a> - <text:span text:style-name="T9">Online with free SDXL usage? <text:s/>Looks like you can pay for more options.</text:span></text:p>
      <text:p text:style-name="P4"/>
      <text:p text:style-name="P4"><text:a xlink:type="simple" xlink:href="https://playgroundai.com/" text:style-name="Internet_20_link" text:visited-style-name="Visited_20_Internet_20_Link">https://playgroundai.com/</text:a> <text:span text:style-name="T11">(requires a sign in)</text:span></text:p>
      <text:p text:style-name="P4"/>
      <text:p text:style-name="P20"/>
      <text:p text:style-name="P13">Software you can Purchase</text:p>
      <text:p text:style-name="P11"/>
      <text:p text:style-name="P11">AI Headshots: <text:a xlink:type="simple" xlink:href="https://www.tryitonai.com/" text:style-name="Internet_20_link" text:visited-style-name="Visited_20_Internet_20_Link">https://www.tryitonai.com/</text:a> </text:p>
      <text:p text:style-name="P12">$17 for 100 AI images</text:p>
      <text:p text:style-name="P12">This looks like it starts with 10+ images that you supply. Interesting that the output resolution is only 640x640.</text:p>
      <text:p text:style-name="P12">And an interesting caveat that for an extra $10 you can have a human editor touch up your photo.</text:p>
      <text:p text:style-name="P1"/>
      <text:p text:style-name="P5"/>
      <text:p text:style-name="P6">Glossary</text:p>
      <text:p text:style-name="P3"/>
      <text:p text:style-name="P3"><text:span text:style-name="T10">LoRA</text:span> (Models) - ??? “Low-Rank Adaptation”</text:p>
      <text:p text:style-name="P3"/>
      <text:p text:style-name="P3">sdxl </text:p>
      <text:p text:style-name="P3"/>
      <text:p text:style-name="P3"><text:span text:style-name="T10">Stable Diffusion</text:span> – <text:span text:style-name="T14">v1 uses CLIP Open AI for interpreting text prompts; v2 uses OpenClip for interpreting text prompts. OpenClip is five times bigger and should better understand the prompt to generate better image quality.</text:span></text:p>
      <text:p text:style-name="P3"/>
      <text:p text:style-name="P26"><text:span text:style-name="T10">models = “checkpoint files”</text:span> (pre-trained weights used to generate images)</text:p>
      <text:p text:style-name="P3"/>
      <text:p text:style-name="P11"><text:span text:style-name="T10">Parentheses</text:span> (used in prompts) - “It gives the word extra or lessen strength. (nude) is = to (nude:1). (nude:0.5) might have clothing in some of the renders. (nude:1.8) or (nude:3) will make things weird, and usually not in a good way. But (nude:1.2) might be just fine. ”</text:p>
      <text:p text:style-name="P3"/>
      <text:p text:style-name="P34"><text:span text:style-name="T10">Scheduler / Sampling Method</text:span> - </text:p>
      <text:p text:style-name="P34"/>
      <text:p text:style-name="P34"/>
      <text:p text:style-name="P34"/>
      <text:p text:style-name="P38">The Most Complete Guide to Stable Diffusion Parameters</text:p>
      <text:p text:style-name="P38"><text:a xlink:type="simple" xlink:href="https://blog.openart.ai/2023/02/13/the-most-complete-guide-to-stable-diffusion-parameters/" text:style-name="Internet_20_link" text:visited-style-name="Visited_20_Internet_20_Link">https://blog.openart.ai/2023/02/13/the-most-complete-guide-to-stable-diffusion-parameters/</text:a> </text:p>
      <text:p text:style-name="P39">This is actually extremely incomplete! (but has a few good tips)</text:p>
      <text:p text:style-name="P38"/>
      <text:p text:style-name="P38"/>
      <text:p text:style-name="P6">Example Prompts</text:p>
      <text:p text:style-name="P3"/>
      <text:p text:style-name="P33">Prompts should be at least three words long, overall the more the better.</text:p>
      <text:p text:style-name="P33"/>
      <text:p text:style-name="P33">Use a style, such as: realism, minimalism, surrealism, symmetry, modern</text:p>
      <text:p text:style-name="P36">Can use names of artists and even combine them (better for “paintings”)</text:p>
      <text:p text:style-name="P36"><text:a xlink:type="simple" xlink:href="https://www.urania.ai/top-sd-artists" text:style-name="Internet_20_link" text:visited-style-name="Visited_20_Internet_20_Link">https://www.urania.ai/top-sd-artists</text:a> – Top SD artists</text:p>
      <text:p text:style-name="P36"/>
      <text:p text:style-name="P33">Avoid vulgar words (don’t use “fuck”, etc)</text:p>
      <text:p text:style-name="P33"/>
      <text:p text:style-name="P35">Using a celebrity name can have a <text:span text:style-name="T10">strong</text:span><text:span text:style-name="T13"> impact on the results.</text:span></text:p>
      <text:p text:style-name="P33"/>
      <text:p text:style-name="P8"><text:span text:style-name="T1">From Misty: </text:span>Prompts: gothic, blood red hair, plus size young woman exploring an abandoned building, black hoodie, low hip blue jeans with an open fly, full body, (photo quality:1.5), D-cup sheer black lace bra, Shadows, (night time light), (real skin:1.2),</text:p>
      <text:p text:style-name="P8"/>
      <text:p text:style-name="P9">From Inland Northwest Tanlines: -a woman in a black top and denim shorts is walking in the woods, Emma Ríos, promotional image, Kodachrome , private press, realistic image, film grain. </text:p>
      <text:p text:style-name="P9"/>
      <text:p text:style-name="P10">From Inland Northwest Tanlines: 1girl women bikini at the bar lounge luxury yacht carribean ocean night time (masterpiece:1.2) (photorealistic:1.2) (bokeh) (best quality) (deck party) (intricate details) (8k) (HDR) (analog film) (canon d5) (cinematic lighting) (sharp focus), (freckles:0.6)</text:p>
      <text:p text:style-name="P7"/>
      <text:p text:style-name="P14">ARTHIT Studio (used with “Mage Space”): Closeup portrait of a young sexy Thai 21 years old woman in a revealing Tiered dress in a Seafood restaurant, Outdoor lighting, bleakly optimistic atmosphere, beautiful eyes</text:p>
      <text:p text:style-name="P14"/>
      <text:p text:style-name="P14">“<text:span text:style-name="T15">30 best prompts”</text:span></text:p>
      <text:p text:style-name="P14"><text:a xlink:type="simple" xlink:href="https://mspoweruser.com/best-stable-diffusion-prompts/" text:style-name="Internet_20_link" text:visited-style-name="Visited_20_Internet_20_Link">https://mspoweruser.com/best-stable-diffusion-prompts/</text:a> </text:p>
      <text:p text:style-name="P14"/>
      <text:p text:style-name="P27">Consider these prompts:</text:p>
      <text:p text:style-name="P28">realistic <text:span text:style-name="T16">or hyperrealistic</text:span></text:p>
      <text:p text:style-name="P28">full hd</text:p>
      <text:p text:style-name="P37">vivid, tones, colors</text:p>
      <text:p text:style-name="P41">dramatic – for increased emotional expressiveness in faces</text:p>
      <text:p text:style-name="P41">Lighting: cinematic lighting, rim lighting, sunset, natural light, side light, sunset, golden hour</text:p>
      <text:p text:style-name="P41">low angle shot</text:p>
      <text:p text:style-name="P41">stunningly beautiful, award winning photo, masterpiece</text:p>
      <text:p text:style-name="P41">frontal face</text:p>
      <text:p text:style-name="P41">dslr</text:p>
      <text:p text:style-name="P42">medium shot (to get subject further away)</text:p>
      <text:p text:style-name="P14"/>
      <text:p text:style-name="P14"><text:soft-page-break/></text:p>
      <text:p text:style-name="P23">Good <text:span text:style-name="T10">negative</text:span> prompts:</text:p>
      <text:p text:style-name="P24"><text:span text:style-name="T10">bw photo</text:span> – will eliminate black and white images</text:p>
      <text:p text:style-name="P40">cropped</text:p>
      <text:p text:style-name="P40">out of frame</text:p>
      <text:p text:style-name="P41">out of image</text:p>
      <text:p text:style-name="P41">cutoff</text:p>
      <text:p text:style-name="P40">lowres</text:p>
      <text:p text:style-name="P40">worst quality</text:p>
      <text:p text:style-name="P40">low quality</text:p>
      <text:p text:style-name="P41">bad anatomy, distorted face, </text:p>
      <text:p text:style-name="P40">deformed, ugly, mutilated, disfigured, text, extra limbs, face cut, head cut, extra fingers, extra arms, poorly drawn face, mutation, bad proportions, cropped head, malformed limbs, mutated hands, fused fingers, long neck</text:p>
      <text:p text:style-name="P41">blurry</text:p>
      <text:p text:style-name="P41">signature</text:p>
      <text:p text:style-name="P41">watermark</text:p>
      <text:p text:style-name="P41">painting or drawing (to make it look more like a photo)</text:p>
      <text:p text:style-name="P41"/>
      <text:p text:style-name="P44">Standard negative prompt:</text:p>
      <text:p text:style-name="P44">bad anatomy, distorted face, deformed, ugly, mutilated, disfigured, extra limbs, face cut, head cut, extra fingers, extra arms, poorly drawn face, mutation, bad proportions, cropped head, malformed limbs, mutated hands, fused fingers, long neck</text:p>
      <text:p text:style-name="P41"/>
      <text:p text:style-name="P25">Parameters</text:p>
      <text:p text:style-name="P23"/>
      <text:p text:style-name="P23"><text:span text:style-name="T10">Sampling Steps</text:span><text:span text:style-name="T13"> – 20 is nice and fast, but higher values should result in higher quality images, the improvement seems to drop off after about 50 steps.</text:span></text:p>
      <text:p text:style-name="P32"/>
      <text:p text:style-name="P23"><text:span text:style-name="T10">Seed</text:span> – negative 1 (-1) means random; otherwise any number will result in the same image every time you render it.</text:p>
      <text:p text:style-name="P23"/>
      <text:p text:style-name="P23"><text:span text:style-name="T10">CFG</text:span> – “classifier-free guidance”, this is how strongly it should adhere to the text prompts. <text:s/>Zero means ignore the text prompt completely. <text:s/>Default value <text:span text:style-name="T17">is</text:span> 7. <text:s/>Generally this should be between 7 and 8.5. Higher values may generate <text:span text:style-name="T5">worse</text:span><text:span text:style-name="T7"> images! <text:s/></text:span><text:span text:style-name="T8">Use 10 to 15 if your prompt is detailed and clear.</text:span></text:p>
      <text:p text:style-name="P14"/>
      <text:p text:style-name="P23">Image sizes should be specified in multiples of 8; <text:span text:style-name="T10">512 x 512</text:span> is default; larger sizes probably will result in “repeated” portions of the image (“global coherence” is lost) – my testing seems to show that 640x640 works fairly well (but slower!).</text:p>
      <text:p text:style-name="P31">Models (Checkpoints) </text:p>
      <text:p text:style-name="P30"/>
      <text:p text:style-name="P30">Dreamshaper - Great for: Fantasy Art, Illustration, Semirealism, Characters, Environments</text:p>
      <text:p text:style-name="P30"/>
      <text:p text:style-name="P30">Cyberrealistic - Great for: Photorealism, Real People</text:p>
      <text:p text:style-name="P17">Technical details</text:p>
      <text:p text:style-name="P16"/>
      <text:p text:style-name="P16">The random seed generates a 64x64 “latents” noise pattern</text:p>
      <text:p text:style-name="P16">The <text:span text:style-name="T10">CLIP</text:span> text encoder can not handle any more than 77 words.</text:p>
      <text:p text:style-name="P18"><text:span text:style-name="T10">U-Net</text:span> iteratively reduces noise from the random latent image representations while conditioning on the text embeddings. (default is a count of 50)</text:p>
      <text:p text:style-name="P19">The “scheduler” (sampler) has several different potential algorithms: PNDM (default), DDIM, K-LMS, Euler Ancestral Discrete Scheduler, or DPM.</text:p>
      <text:p text:style-name="P18">VAE – Variational Autoencoder Decoder creates the image</text:p>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Poppins" svg:font-family="Poppins, sans-serif"/>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3pt" fo:language="en" fo:country="US"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loext:opacity="0%" style:font-name="Times New Roman" fo:font-size="13pt" fo:language="en" fo:country="US"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fo:font-size="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9-23T13:03:17.811000000</dc:date>
    <dc:creator>John Wright</dc:creator>
    <meta:generator>LibreOffice/7.5.4.2$Windows_x86 LibreOffice_project/36ccfdc35048b057fd9854c757a8b67ec53977b6</meta:generator>
    <meta:editing-duration>P1DT21H24M23S</meta:editing-duration>
    <meta:editing-cycles>24</meta:editing-cycles>
    <meta:document-statistic meta:table-count="0" meta:image-count="0" meta:object-count="0" meta:page-count="8" meta:paragraph-count="109" meta:word-count="1003" meta:character-count="7533" meta:non-whitespace-character-count="6600"/>
  </office:meta>
</office:document-meta>
</file>